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64613559322" calcext:value-type="float">
            <text:p>2.24165</text:p>
          </table:table-cell>
          <table:table-cell office:value-type="float" office:value="2.18604223728814" calcext:value-type="float">
            <text:p>2.18604</text:p>
          </table:table-cell>
          <table:table-cell office:value-type="float" office:value="2.85270752542373" calcext:value-type="float">
            <text:p>2.852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489572881356" calcext:value-type="float">
            <text:p>2.2449</text:p>
          </table:table-cell>
          <table:table-cell office:value-type="float" office:value="2.18142974011299" calcext:value-type="float">
            <text:p>2.18143</text:p>
          </table:table-cell>
          <table:table-cell office:value-type="float" office:value="2.84310603389831" calcext:value-type="float">
            <text:p>2.8431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87068926554" calcext:value-type="float">
            <text:p>2.25487</text:p>
          </table:table-cell>
          <table:table-cell office:value-type="float" office:value="2.16517261016949" calcext:value-type="float">
            <text:p>2.16517</text:p>
          </table:table-cell>
          <table:table-cell office:value-type="float" office:value="2.79883620338983" calcext:value-type="float">
            <text:p>2.7988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20263276836" calcext:value-type="float">
            <text:p>2.2242</text:p>
          </table:table-cell>
          <table:table-cell office:value-type="float" office:value="2.22740946892655" calcext:value-type="float">
            <text:p>2.22741</text:p>
          </table:table-cell>
          <table:table-cell office:value-type="float" office:value="2.89498088135593" calcext:value-type="float">
            <text:p>2.894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796728813559" calcext:value-type="float">
            <text:p>2.25797</text:p>
          </table:table-cell>
          <table:table-cell office:value-type="float" office:value="2.16366259887006" calcext:value-type="float">
            <text:p>2.16366</text:p>
          </table:table-cell>
          <table:table-cell office:value-type="float" office:value="2.785256" calcext:value-type="float">
            <text:p>2.785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95016949153" calcext:value-type="float">
            <text:p>2.22795</text:p>
          </table:table-cell>
          <table:table-cell office:value-type="float" office:value="2.23418757062147" calcext:value-type="float">
            <text:p>2.23419</text:p>
          </table:table-cell>
          <table:table-cell office:value-type="float" office:value="2.92775037288136" calcext:value-type="float">
            <text:p>2.9277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87840677966" calcext:value-type="float">
            <text:p>2.26288</text:p>
          </table:table-cell>
          <table:table-cell office:value-type="float" office:value="2.17256140112994" calcext:value-type="float">
            <text:p>2.17256</text:p>
          </table:table-cell>
          <table:table-cell office:value-type="float" office:value="2.82831796610169" calcext:value-type="float">
            <text:p>2.8283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74344632768" calcext:value-type="float">
            <text:p>2.26474</text:p>
          </table:table-cell>
          <table:table-cell office:value-type="float" office:value="2.17194079096045" calcext:value-type="float">
            <text:p>2.17194</text:p>
          </table:table-cell>
          <table:table-cell office:value-type="float" office:value="2.83500040677966" calcext:value-type="float">
            <text:p>2.83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8357740113" calcext:value-type="float">
            <text:p>2.25284</text:p>
          </table:table-cell>
          <table:table-cell office:value-type="float" office:value="2.20748057627119" calcext:value-type="float">
            <text:p>2.20748</text:p>
          </table:table-cell>
          <table:table-cell office:value-type="float" office:value="2.95939742372881" calcext:value-type="float">
            <text:p>2.959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0546779661" calcext:value-type="float">
            <text:p>2.22605</text:p>
          </table:table-cell>
          <table:table-cell office:value-type="float" office:value="2.27435970621469" calcext:value-type="float">
            <text:p>2.27436</text:p>
          </table:table-cell>
          <table:table-cell office:value-type="float" office:value="2.89970983050847" calcext:value-type="float">
            <text:p>2.899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75776271186" calcext:value-type="float">
            <text:p>2.25176</text:p>
          </table:table-cell>
          <table:table-cell office:value-type="float" office:value="2.22795810169492" calcext:value-type="float">
            <text:p>2.22796</text:p>
          </table:table-cell>
          <table:table-cell office:value-type="float" office:value="3.08553681355932" calcext:value-type="float">
            <text:p>3.0855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68716384181" calcext:value-type="float">
            <text:p>2.23469</text:p>
          </table:table-cell>
          <table:table-cell office:value-type="float" office:value="2.27787592090395" calcext:value-type="float">
            <text:p>2.27788</text:p>
          </table:table-cell>
          <table:table-cell office:value-type="float" office:value="3.00366386440678" calcext:value-type="float">
            <text:p>3.0036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3591299435" calcext:value-type="float">
            <text:p>2.23436</text:p>
          </table:table-cell>
          <table:table-cell office:value-type="float" office:value="2.2798266440678" calcext:value-type="float">
            <text:p>2.27983</text:p>
          </table:table-cell>
          <table:table-cell office:value-type="float" office:value="2.98145545762712" calcext:value-type="float">
            <text:p>2.9814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97061016949" calcext:value-type="float">
            <text:p>2.26997</text:p>
          </table:table-cell>
          <table:table-cell office:value-type="float" office:value="2.21446134463277" calcext:value-type="float">
            <text:p>2.21446</text:p>
          </table:table-cell>
          <table:table-cell office:value-type="float" office:value="3.02617572881356" calcext:value-type="float">
            <text:p>3.0261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216859887006" calcext:value-type="float">
            <text:p>2.32217</text:p>
          </table:table-cell>
          <table:table-cell office:value-type="float" office:value="2.11142232768362" calcext:value-type="float">
            <text:p>2.11142</text:p>
          </table:table-cell>
          <table:table-cell office:value-type="float" office:value="2.78914223728814" calcext:value-type="float">
            <text:p>2.7891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046009039548" calcext:value-type="float">
            <text:p>2.27046</text:p>
          </table:table-cell>
          <table:table-cell office:value-type="float" office:value="2.2151891299435" calcext:value-type="float">
            <text:p>2.21519</text:p>
          </table:table-cell>
          <table:table-cell office:value-type="float" office:value="2.82505423728814" calcext:value-type="float">
            <text:p>2.8250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37562711864" calcext:value-type="float">
            <text:p>2.22138</text:p>
          </table:table-cell>
          <table:table-cell office:value-type="float" office:value="2.31486771751412" calcext:value-type="float">
            <text:p>2.31487</text:p>
          </table:table-cell>
          <table:table-cell office:value-type="float" office:value="3.10951186440678" calcext:value-type="float">
            <text:p>3.109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035520903955" calcext:value-type="float">
            <text:p>2.27036</text:p>
          </table:table-cell>
          <table:table-cell office:value-type="float" office:value="2.21808255367232" calcext:value-type="float">
            <text:p>2.21808</text:p>
          </table:table-cell>
          <table:table-cell office:value-type="float" office:value="3.01725640677966" calcext:value-type="float">
            <text:p>3.017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26941242938" calcext:value-type="float">
            <text:p>2.22727</text:p>
          </table:table-cell>
          <table:table-cell office:value-type="float" office:value="2.30460568361582" calcext:value-type="float">
            <text:p>2.30461</text:p>
          </table:table-cell>
          <table:table-cell office:value-type="float" office:value="3.08102616949153" calcext:value-type="float">
            <text:p>3.0810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33922033898" calcext:value-type="float">
            <text:p>2.25434</text:p>
          </table:table-cell>
          <table:table-cell office:value-type="float" office:value="2.25608057627119" calcext:value-type="float">
            <text:p>2.25608</text:p>
          </table:table-cell>
          <table:table-cell office:value-type="float" office:value="3.04303566101695" calcext:value-type="float">
            <text:p>3.0430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244209039548" calcext:value-type="float">
            <text:p>2.23244</text:p>
          </table:table-cell>
          <table:table-cell office:value-type="float" office:value="2.30412960451977" calcext:value-type="float">
            <text:p>2.30413</text:p>
          </table:table-cell>
          <table:table-cell office:value-type="float" office:value="3.11557749152542" calcext:value-type="float">
            <text:p>3.1155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064216949153" calcext:value-type="float">
            <text:p>2.32064</text:p>
          </table:table-cell>
          <table:table-cell office:value-type="float" office:value="2.13087742372881" calcext:value-type="float">
            <text:p>2.13088</text:p>
          </table:table-cell>
          <table:table-cell office:value-type="float" office:value="2.85399986440678" calcext:value-type="float">
            <text:p>2.85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41815819209" calcext:value-type="float">
            <text:p>2.25042</text:p>
          </table:table-cell>
          <table:table-cell office:value-type="float" office:value="2.27293787570621" calcext:value-type="float">
            <text:p>2.27294</text:p>
          </table:table-cell>
          <table:table-cell office:value-type="float" office:value="3.04578223728814" calcext:value-type="float">
            <text:p>3.0457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57106779661" calcext:value-type="float">
            <text:p>2.28571</text:p>
          </table:table-cell>
          <table:table-cell office:value-type="float" office:value="2.20396276836158" calcext:value-type="float">
            <text:p>2.20396</text:p>
          </table:table-cell>
          <table:table-cell office:value-type="float" office:value="2.92751091525424" calcext:value-type="float">
            <text:p>2.927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474355932203" calcext:value-type="float">
            <text:p>2.25474</text:p>
          </table:table-cell>
          <table:table-cell office:value-type="float" office:value="2.26830666666667" calcext:value-type="float">
            <text:p>2.26831</text:p>
          </table:table-cell>
          <table:table-cell office:value-type="float" office:value="3.04354806779661" calcext:value-type="float">
            <text:p>3.043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671023728814" calcext:value-type="float">
            <text:p>2.26671</text:p>
          </table:table-cell>
          <table:table-cell office:value-type="float" office:value="2.25360916384181" calcext:value-type="float">
            <text:p>2.25361</text:p>
          </table:table-cell>
          <table:table-cell office:value-type="float" office:value="3.09399633898305" calcext:value-type="float">
            <text:p>3.09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16137853107" calcext:value-type="float">
            <text:p>2.24116</text:p>
          </table:table-cell>
          <table:table-cell office:value-type="float" office:value="2.30709861016949" calcext:value-type="float">
            <text:p>2.3071</text:p>
          </table:table-cell>
          <table:table-cell office:value-type="float" office:value="3.17478861016949" calcext:value-type="float">
            <text:p>3.1747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14650847458" calcext:value-type="float">
            <text:p>2.27515</text:p>
          </table:table-cell>
          <table:table-cell office:value-type="float" office:value="2.24602910734463" calcext:value-type="float">
            <text:p>2.24603</text:p>
          </table:table-cell>
          <table:table-cell office:value-type="float" office:value="3.08017125423729" calcext:value-type="float">
            <text:p>3.0801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798624858757" calcext:value-type="float">
            <text:p>2.28799</text:p>
          </table:table-cell>
          <table:table-cell office:value-type="float" office:value="2.22207720903955" calcext:value-type="float">
            <text:p>2.22208</text:p>
          </table:table-cell>
          <table:table-cell office:value-type="float" office:value="2.9972806779661" calcext:value-type="float">
            <text:p>2.9972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94366101695" calcext:value-type="float">
            <text:p>2.26394</text:p>
          </table:table-cell>
          <table:table-cell office:value-type="float" office:value="2.27746891525424" calcext:value-type="float">
            <text:p>2.27747</text:p>
          </table:table-cell>
          <table:table-cell office:value-type="float" office:value="3.20868406779661" calcext:value-type="float">
            <text:p>3.2086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19098305085" calcext:value-type="float">
            <text:p>2.27519</text:p>
          </table:table-cell>
          <table:table-cell office:value-type="float" office:value="2.17291166101695" calcext:value-type="float">
            <text:p>2.17291</text:p>
          </table:table-cell>
          <table:table-cell office:value-type="float" office:value="2.75266901694915" calcext:value-type="float">
            <text:p>2.752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816238418079" calcext:value-type="float">
            <text:p>2.18816</text:p>
          </table:table-cell>
          <table:table-cell office:value-type="float" office:value="2.22198769491525" calcext:value-type="float">
            <text:p>2.22199</text:p>
          </table:table-cell>
          <table:table-cell office:value-type="float" office:value="2.80750427118644" calcext:value-type="float">
            <text:p>2.807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25934463277" calcext:value-type="float">
            <text:p>2.24326</text:p>
          </table:table-cell>
          <table:table-cell office:value-type="float" office:value="2.20264092655367" calcext:value-type="float">
            <text:p>2.20264</text:p>
          </table:table-cell>
          <table:table-cell office:value-type="float" office:value="2.83275701694915" calcext:value-type="float">
            <text:p>2.8327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5525284745763" calcext:value-type="float">
            <text:p>2.25525</text:p>
          </table:table-cell>
          <table:table-cell office:value-type="float" office:value="2.1732506440678" calcext:value-type="float">
            <text:p>2.17325</text:p>
          </table:table-cell>
          <table:table-cell office:value-type="float" office:value="2.75863972881356" calcext:value-type="float">
            <text:p>2.758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62270056497" calcext:value-type="float">
            <text:p>2.24462</text:p>
          </table:table-cell>
          <table:table-cell office:value-type="float" office:value="2.19013066666667" calcext:value-type="float">
            <text:p>2.19013</text:p>
          </table:table-cell>
          <table:table-cell office:value-type="float" office:value="2.83519905084746" calcext:value-type="float">
            <text:p>2.835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58256497175" calcext:value-type="float">
            <text:p>2.21958</text:p>
          </table:table-cell>
          <table:table-cell office:value-type="float" office:value="2.21716392090395" calcext:value-type="float">
            <text:p>2.21716</text:p>
          </table:table-cell>
          <table:table-cell office:value-type="float" office:value="2.89019159322034" calcext:value-type="float">
            <text:p>2.8901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46007909605" calcext:value-type="float">
            <text:p>2.22246</text:p>
          </table:table-cell>
          <table:table-cell office:value-type="float" office:value="2.2288131299435" calcext:value-type="float">
            <text:p>2.22881</text:p>
          </table:table-cell>
          <table:table-cell office:value-type="float" office:value="2.89433844067797" calcext:value-type="float">
            <text:p>2.8943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71590960452" calcext:value-type="float">
            <text:p>2.16172</text:p>
          </table:table-cell>
          <table:table-cell office:value-type="float" office:value="2.35113240677966" calcext:value-type="float">
            <text:p>2.35113</text:p>
          </table:table-cell>
          <table:table-cell office:value-type="float" office:value="3.04435457627119" calcext:value-type="float">
            <text:p>3.0443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719416949153" calcext:value-type="float">
            <text:p>2.25719</text:p>
          </table:table-cell>
          <table:table-cell office:value-type="float" office:value="2.22071897175141" calcext:value-type="float">
            <text:p>2.22072</text:p>
          </table:table-cell>
          <table:table-cell office:value-type="float" office:value="2.89371240677966" calcext:value-type="float">
            <text:p>2.893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15675706215" calcext:value-type="float">
            <text:p>2.26116</text:p>
          </table:table-cell>
          <table:table-cell office:value-type="float" office:value="2.24213918644068" calcext:value-type="float">
            <text:p>2.24214</text:p>
          </table:table-cell>
          <table:table-cell office:value-type="float" office:value="2.94721559322034" calcext:value-type="float">
            <text:p>2.9472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01773220339" calcext:value-type="float">
            <text:p>2.27018</text:p>
          </table:table-cell>
          <table:table-cell office:value-type="float" office:value="2.20561138983051" calcext:value-type="float">
            <text:p>2.20561</text:p>
          </table:table-cell>
          <table:table-cell office:value-type="float" office:value="2.91510508474576" calcext:value-type="float">
            <text:p>2.9151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00763841808" calcext:value-type="float">
            <text:p>2.25601</text:p>
          </table:table-cell>
          <table:table-cell office:value-type="float" office:value="2.23719108474576" calcext:value-type="float">
            <text:p>2.23719</text:p>
          </table:table-cell>
          <table:table-cell office:value-type="float" office:value="2.98315498305085" calcext:value-type="float">
            <text:p>2.9831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00128813559" calcext:value-type="float">
            <text:p>2.269</text:p>
          </table:table-cell>
          <table:table-cell office:value-type="float" office:value="2.23151168361582" calcext:value-type="float">
            <text:p>2.23151</text:p>
          </table:table-cell>
          <table:table-cell office:value-type="float" office:value="3.00296894915254" calcext:value-type="float">
            <text:p>3.0029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27198870056" calcext:value-type="float">
            <text:p>2.19527</text:p>
          </table:table-cell>
          <table:table-cell office:value-type="float" office:value="2.33978001129943" calcext:value-type="float">
            <text:p>2.33978</text:p>
          </table:table-cell>
          <table:table-cell office:value-type="float" office:value="3.0774333559322" calcext:value-type="float">
            <text:p>3.0774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62970621469" calcext:value-type="float">
            <text:p>2.22363</text:p>
          </table:table-cell>
          <table:table-cell office:value-type="float" office:value="2.24899253107345" calcext:value-type="float">
            <text:p>2.24899</text:p>
          </table:table-cell>
          <table:table-cell office:value-type="float" office:value="2.97402955932203" calcext:value-type="float">
            <text:p>2.9740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48015819209" calcext:value-type="float">
            <text:p>2.26748</text:p>
          </table:table-cell>
          <table:table-cell office:value-type="float" office:value="2.21701174011299" calcext:value-type="float">
            <text:p>2.21701</text:p>
          </table:table-cell>
          <table:table-cell office:value-type="float" office:value="2.93937437288136" calcext:value-type="float">
            <text:p>2.9393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17646327684" calcext:value-type="float">
            <text:p>2.21418</text:p>
          </table:table-cell>
          <table:table-cell office:value-type="float" office:value="2.30133262146893" calcext:value-type="float">
            <text:p>2.30133</text:p>
          </table:table-cell>
          <table:table-cell office:value-type="float" office:value="3.10314101694915" calcext:value-type="float">
            <text:p>3.1031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912612429379" calcext:value-type="float">
            <text:p>2.17913</text:p>
          </table:table-cell>
          <table:table-cell office:value-type="float" office:value="2.2728710960452" calcext:value-type="float">
            <text:p>2.27287</text:p>
          </table:table-cell>
          <table:table-cell office:value-type="float" office:value="3.00107552542373" calcext:value-type="float">
            <text:p>3.001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06257627119" calcext:value-type="float">
            <text:p>2.23506</text:p>
          </table:table-cell>
          <table:table-cell office:value-type="float" office:value="2.2354698079096" calcext:value-type="float">
            <text:p>2.23547</text:p>
          </table:table-cell>
          <table:table-cell office:value-type="float" office:value="3.07825071186441" calcext:value-type="float">
            <text:p>3.0782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89502824859" calcext:value-type="float">
            <text:p>2.2439</text:p>
          </table:table-cell>
          <table:table-cell office:value-type="float" office:value="2.25833943502825" calcext:value-type="float">
            <text:p>2.25834</text:p>
          </table:table-cell>
          <table:table-cell office:value-type="float" office:value="3.06564189830508" calcext:value-type="float">
            <text:p>3.065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412543502825" calcext:value-type="float">
            <text:p>2.25413</text:p>
          </table:table-cell>
          <table:table-cell office:value-type="float" office:value="2.26592831638418" calcext:value-type="float">
            <text:p>2.26593</text:p>
          </table:table-cell>
          <table:table-cell office:value-type="float" office:value="3.05212379661017" calcext:value-type="float">
            <text:p>3.052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26750282486" calcext:value-type="float">
            <text:p>2.23427</text:p>
          </table:table-cell>
          <table:table-cell office:value-type="float" office:value="2.26782134463277" calcext:value-type="float">
            <text:p>2.26782</text:p>
          </table:table-cell>
          <table:table-cell office:value-type="float" office:value="3.11789166101695" calcext:value-type="float">
            <text:p>3.1178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455316384181" calcext:value-type="float">
            <text:p>2.26455</text:p>
          </table:table-cell>
          <table:table-cell office:value-type="float" office:value="2.25994423728814" calcext:value-type="float">
            <text:p>2.25994</text:p>
          </table:table-cell>
          <table:table-cell office:value-type="float" office:value="3.06844569491525" calcext:value-type="float">
            <text:p>3.068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25075706215" calcext:value-type="float">
            <text:p>2.25225</text:p>
          </table:table-cell>
          <table:table-cell office:value-type="float" office:value="2.25170844067797" calcext:value-type="float">
            <text:p>2.25171</text:p>
          </table:table-cell>
          <table:table-cell office:value-type="float" office:value="3.10232922033898" calcext:value-type="float">
            <text:p>3.1023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94807909604" calcext:value-type="float">
            <text:p>2.24995</text:p>
          </table:table-cell>
          <table:table-cell office:value-type="float" office:value="2.27534265536723" calcext:value-type="float">
            <text:p>2.27534</text:p>
          </table:table-cell>
          <table:table-cell office:value-type="float" office:value="3.08407105084746" calcext:value-type="float">
            <text:p>3.0840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926300564972" calcext:value-type="float">
            <text:p>2.22926</text:p>
          </table:table-cell>
          <table:table-cell office:value-type="float" office:value="2.34338684745763" calcext:value-type="float">
            <text:p>2.34339</text:p>
          </table:table-cell>
          <table:table-cell office:value-type="float" office:value="3.23427077966102" calcext:value-type="float">
            <text:p>3.234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  <table:table-cell table:formula="of:=COUNTIF([.BW1:.BW60]; &quot;0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299923163842" calcext:value-type="float">
            <text:p>2.153</text:p>
          </table:table-cell>
          <table:table-cell office:value-type="float" office:value="2.3525440338983" calcext:value-type="float">
            <text:p>2.35254</text:p>
          </table:table-cell>
          <table:table-cell office:value-type="float" office:value="2.99640176271186" calcext:value-type="float">
            <text:p>2.99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 table:formula="of:=COUNTIF([.BW1:.BW60];&quot;1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803715254237" calcext:value-type="float">
            <text:p>2.20804</text:p>
          </table:table-cell>
          <table:table-cell office:value-type="float" office:value="2.30923251977401" calcext:value-type="float">
            <text:p>2.30923</text:p>
          </table:table-cell>
          <table:table-cell office:value-type="float" office:value="3.13355810169492" calcext:value-type="float">
            <text:p>3.1335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 table:formula="of:=COUNTIF([.BW1:.BW60]; &quot;2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574392090395" calcext:value-type="float">
            <text:p>2.20574</text:p>
          </table:table-cell>
          <table:table-cell office:value-type="float" office:value="2.33373098305085" calcext:value-type="float">
            <text:p>2.33373</text:p>
          </table:table-cell>
          <table:table-cell office:value-type="float" office:value="3.14249803389831" calcext:value-type="float">
            <text:p>3.142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288433898305" calcext:value-type="float">
            <text:p>2.23288</text:p>
          </table:table-cell>
          <table:table-cell office:value-type="float" office:value="2.34043705084746" calcext:value-type="float">
            <text:p>2.34044</text:p>
          </table:table-cell>
          <table:table-cell office:value-type="float" office:value="3.24033559322034" calcext:value-type="float">
            <text:p>3.2403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4" calcext:value-type="float">
            <text:p>4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1" calcext:value-type="float">
            <text:p>1</text:p>
          </table:table-cell>
          <table:table-cell table:formula="of:=SUM([.E56:.E60])" office:value-type="float" office:value="4" calcext:value-type="float">
            <text:p>4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0" calcext:value-type="float">
            <text:p>0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3" calcext:value-type="float">
            <text:p>3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3" calcext:value-type="float">
            <text:p>3</text:p>
          </table:table-cell>
          <table:table-cell table:formula="of:=SUM([.L56:.L60])" office:value-type="float" office:value="3" calcext:value-type="float">
            <text:p>3</text:p>
          </table:table-cell>
          <table:table-cell table:formula="of:=SUM([.M56:.M60])" office:value-type="float" office:value="1" calcext:value-type="float">
            <text:p>1</text:p>
          </table:table-cell>
          <table:table-cell table:formula="of:=SUM([.N56:.N60])" office:value-type="float" office:value="3" calcext:value-type="float">
            <text:p>3</text:p>
          </table:table-cell>
          <table:table-cell table:formula="of:=SUM([.O56:.O60])" office:value-type="float" office:value="2" calcext:value-type="float">
            <text:p>2</text:p>
          </table:table-cell>
          <table:table-cell table:formula="of:=SUM([.P56:.P60])" office:value-type="float" office:value="3" calcext:value-type="float">
            <text:p>3</text:p>
          </table:table-cell>
          <table:table-cell table:formula="of:=SUM([.Q56:.Q60])" office:value-type="float" office:value="3" calcext:value-type="float">
            <text:p>3</text:p>
          </table:table-cell>
          <table:table-cell table:formula="of:=SUM([.R56:.R60])" office:value-type="float" office:value="3" calcext:value-type="float">
            <text:p>3</text:p>
          </table:table-cell>
          <table:table-cell table:formula="of:=SUM([.S56:.S60])" office:value-type="float" office:value="2" calcext:value-type="float">
            <text:p>2</text:p>
          </table:table-cell>
          <table:table-cell table:formula="of:=SUM([.T56:.T60])" office:value-type="float" office:value="3" calcext:value-type="float">
            <text:p>3</text:p>
          </table:table-cell>
          <table:table-cell table:formula="of:=SUM([.U56:.U60])" office:value-type="float" office:value="3" calcext:value-type="float">
            <text:p>3</text:p>
          </table:table-cell>
          <table:table-cell table:formula="of:=SUM([.V56:.V60])" office:value-type="float" office:value="2" calcext:value-type="float">
            <text:p>2</text:p>
          </table:table-cell>
          <table:table-cell table:formula="of:=SUM([.W56:.W60])" office:value-type="float" office:value="2" calcext:value-type="float">
            <text:p>2</text:p>
          </table:table-cell>
          <table:table-cell table:formula="of:=SUM([.X56:.X60])" office:value-type="float" office:value="3" calcext:value-type="float">
            <text:p>3</text:p>
          </table:table-cell>
          <table:table-cell table:formula="of:=SUM([.Y56:.Y60])" office:value-type="float" office:value="1" calcext:value-type="float">
            <text:p>1</text:p>
          </table:table-cell>
          <table:table-cell table:formula="of:=SUM([.Z56:.Z60])" office:value-type="float" office:value="1" calcext:value-type="float">
            <text:p>1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1" calcext:value-type="float">
            <text:p>1</text:p>
          </table:table-cell>
          <table:table-cell table:formula="of:=SUM([.AC56:.AC60])" office:value-type="float" office:value="2" calcext:value-type="float">
            <text:p>2</text:p>
          </table:table-cell>
          <table:table-cell table:formula="of:=SUM([.AD56:.AD60])" office:value-type="float" office:value="2" calcext:value-type="float">
            <text:p>2</text:p>
          </table:table-cell>
          <table:table-cell table:formula="of:=SUM([.AE56:.AE60])" office:value-type="float" office:value="3" calcext:value-type="float">
            <text:p>3</text:p>
          </table:table-cell>
          <table:table-cell table:formula="of:=SUM([.AF56:.AF60])" office:value-type="float" office:value="1" calcext:value-type="float">
            <text:p>1</text:p>
          </table:table-cell>
          <table:table-cell table:formula="of:=SUM([.AG56:.AG60])" office:value-type="float" office:value="1" calcext:value-type="float">
            <text:p>1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2" calcext:value-type="float">
            <text:p>2</text:p>
          </table:table-cell>
          <table:table-cell table:formula="of:=SUM([.AJ56:.AJ60])" office:value-type="float" office:value="1" calcext:value-type="float">
            <text:p>1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3" calcext:value-type="float">
            <text:p>3</text:p>
          </table:table-cell>
          <table:table-cell table:formula="of:=SUM([.AM56:.AM60])" office:value-type="float" office:value="1" calcext:value-type="float">
            <text:p>1</text:p>
          </table:table-cell>
          <table:table-cell table:formula="of:=SUM([.AN56:.AN60])" office:value-type="float" office:value="3" calcext:value-type="float">
            <text:p>3</text:p>
          </table:table-cell>
          <table:table-cell table:formula="of:=SUM([.AO56:.AO60])" office:value-type="float" office:value="2" calcext:value-type="float">
            <text:p>2</text:p>
          </table:table-cell>
          <table:table-cell table:formula="of:=SUM([.AP56:.AP60])" office:value-type="float" office:value="4" calcext:value-type="float">
            <text:p>4</text:p>
          </table:table-cell>
          <table:table-cell table:formula="of:=SUM([.AQ56:.AQ60])" office:value-type="float" office:value="2" calcext:value-type="float">
            <text:p>2</text:p>
          </table:table-cell>
          <table:table-cell table:formula="of:=SUM([.AR56:.AR60])" office:value-type="float" office:value="2" calcext:value-type="float">
            <text:p>2</text:p>
          </table:table-cell>
          <table:table-cell table:formula="of:=SUM([.AS56:.AS60])" office:value-type="float" office:value="1" calcext:value-type="float">
            <text:p>1</text:p>
          </table:table-cell>
          <table:table-cell table:formula="of:=SUM([.AT56:.AT60])" office:value-type="float" office:value="5" calcext:value-type="float">
            <text:p>5</text:p>
          </table:table-cell>
          <table:table-cell table:formula="of:=SUM([.AU56:.AU60])" office:value-type="float" office:value="3" calcext:value-type="float">
            <text:p>3</text:p>
          </table:table-cell>
          <table:table-cell table:formula="of:=SUM([.AV56:.AV60])" office:value-type="float" office:value="2" calcext:value-type="float">
            <text:p>2</text:p>
          </table:table-cell>
          <table:table-cell table:formula="of:=SUM([.AW56:.AW60])" office:value-type="float" office:value="1" calcext:value-type="float">
            <text:p>1</text:p>
          </table:table-cell>
          <table:table-cell table:formula="of:=SUM([.AX56:.AX60])" office:value-type="float" office:value="3" calcext:value-type="float">
            <text:p>3</text:p>
          </table:table-cell>
          <table:table-cell table:formula="of:=SUM([.AY56:.AY60])" office:value-type="float" office:value="1" calcext:value-type="float">
            <text:p>1</text:p>
          </table:table-cell>
          <table:table-cell table:formula="of:=SUM([.AZ56:.AZ60])" office:value-type="float" office:value="3" calcext:value-type="float">
            <text:p>3</text:p>
          </table:table-cell>
          <table:table-cell table:formula="of:=SUM([.BA56:.BA60])" office:value-type="float" office:value="5" calcext:value-type="float">
            <text:p>5</text:p>
          </table:table-cell>
          <table:table-cell table:formula="of:=SUM([.BB56:.BB60])" office:value-type="float" office:value="3" calcext:value-type="float">
            <text:p>3</text:p>
          </table:table-cell>
          <table:table-cell table:formula="of:=SUM([.BC56:.BC60])" office:value-type="float" office:value="2" calcext:value-type="float">
            <text:p>2</text:p>
          </table:table-cell>
          <table:table-cell table:formula="of:=SUM([.BD56:.BD60])" office:value-type="float" office:value="3" calcext:value-type="float">
            <text:p>3</text:p>
          </table:table-cell>
          <table:table-cell table:formula="of:=SUM([.BE56:.BE60])" office:value-type="float" office:value="4" calcext:value-type="float">
            <text:p>4</text:p>
          </table:table-cell>
          <table:table-cell table:formula="of:=SUM([.BF56:.BF60])" office:value-type="float" office:value="2" calcext:value-type="float">
            <text:p>2</text:p>
          </table:table-cell>
          <table:table-cell table:formula="of:=SUM([.BG56:.BG60])" office:value-type="float" office:value="4" calcext:value-type="float">
            <text:p>4</text:p>
          </table:table-cell>
          <table:table-cell table:formula="of:=SUM([.BH56:.BH60])" office:value-type="float" office:value="2" calcext:value-type="float">
            <text:p>2</text:p>
          </table:table-cell>
          <table:table-cell table:formula="of:=SUM([.BI56:.BI60])" office:value-type="float" office:value="3" calcext:value-type="float">
            <text:p>3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4" calcext:value-type="float">
            <text:p>4</text:p>
          </table:table-cell>
          <table:table-cell table:formula="of:=SUM([.BL56:.BL60])" office:value-type="float" office:value="3" calcext:value-type="float">
            <text:p>3</text:p>
          </table:table-cell>
          <table:table-cell table:formula="of:=SUM([.BM56:.BM60])" office:value-type="float" office:value="2" calcext:value-type="float">
            <text:p>2</text:p>
          </table:table-cell>
          <table:table-cell table:formula="of:=SUM([.BN56:.BN60])" office:value-type="float" office:value="2" calcext:value-type="float">
            <text:p>2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2" calcext:value-type="float">
            <text:p>2</text:p>
          </table:table-cell>
          <table:table-cell table:formula="of:=SUM([.BQ56:.BQ60])" office:value-type="float" office:value="1" calcext:value-type="float">
            <text:p>1</text:p>
          </table:table-cell>
          <table:table-cell table:formula="of:=SUM([.BR56:.BR60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09:59:57.590916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0:00:58.26475660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576" meta:object-count="0"/>
  </office:meta>
</office:document-meta>
</file>